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27ee5" officeooo:paragraph-rsid="00627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Istnieje coś takiego jak open V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5T20:14:02.570267136</dc:date>
    <meta:editing-duration>P1DT6H2M20S</meta:editing-duration>
    <meta:editing-cycles>59</meta:editing-cycles>
    <meta:document-statistic meta:table-count="0" meta:image-count="0" meta:object-count="0" meta:page-count="1" meta:paragraph-count="1" meta:word-count="6" meta:character-count="33" meta:non-whitespace-character-count="28"/>
  </office:meta>
</office:document-meta>
</file>